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ce3" officeooo:paragraph-rsid="0009bce3"/>
    </style:style>
    <style:style style:name="P2" style:family="paragraph" style:parent-style-name="Standard">
      <style:text-properties officeooo:rsid="000b9148" officeooo:paragraph-rsid="000d7b5a"/>
    </style:style>
    <style:style style:name="P3" style:family="paragraph" style:parent-style-name="Standard">
      <style:text-properties officeooo:rsid="000b9148" officeooo:paragraph-rsid="001250ba"/>
    </style:style>
    <style:style style:name="P4" style:family="paragraph" style:parent-style-name="Standard">
      <style:text-properties officeooo:rsid="001250ba" officeooo:paragraph-rsid="001250ba"/>
    </style:style>
    <style:style style:name="P5" style:family="paragraph" style:parent-style-name="Standard">
      <style:text-properties officeooo:rsid="00147b3d" officeooo:paragraph-rsid="00163bcf"/>
    </style:style>
    <style:style style:name="P6" style:family="paragraph" style:parent-style-name="Standard">
      <style:text-properties officeooo:rsid="0019aa25" officeooo:paragraph-rsid="0019aa25"/>
    </style:style>
    <style:style style:name="P7" style:family="paragraph" style:parent-style-name="Standard">
      <style:text-properties officeooo:rsid="0019aa25" officeooo:paragraph-rsid="001fd155"/>
    </style:style>
    <style:style style:name="P8" style:family="paragraph" style:parent-style-name="Standard">
      <style:text-properties officeooo:rsid="002067f3" officeooo:paragraph-rsid="002067f3"/>
    </style:style>
    <style:style style:name="P9" style:family="paragraph" style:parent-style-name="Standard">
      <style:text-properties officeooo:rsid="002067f3" officeooo:paragraph-rsid="00223655"/>
    </style:style>
    <style:style style:name="P10" style:family="paragraph" style:parent-style-name="Standard">
      <style:text-properties officeooo:rsid="002067f3" officeooo:paragraph-rsid="0039e19f"/>
    </style:style>
    <style:style style:name="P11" style:family="paragraph" style:parent-style-name="Standard">
      <style:text-properties officeooo:rsid="0028d21f" officeooo:paragraph-rsid="0028d21f"/>
    </style:style>
    <style:style style:name="P12" style:family="paragraph" style:parent-style-name="Standard">
      <style:text-properties officeooo:rsid="002a4ff2" officeooo:paragraph-rsid="002a4ff2"/>
    </style:style>
    <style:style style:name="P13" style:family="paragraph" style:parent-style-name="Standard">
      <style:text-properties officeooo:rsid="002a4ff2" officeooo:paragraph-rsid="00305be4"/>
    </style:style>
    <style:style style:name="P14" style:family="paragraph" style:parent-style-name="Standard">
      <style:text-properties officeooo:rsid="002c2ef2" officeooo:paragraph-rsid="002cbc53"/>
    </style:style>
    <style:style style:name="P15" style:family="paragraph" style:parent-style-name="Standard">
      <style:text-properties officeooo:rsid="002cbc53" officeooo:paragraph-rsid="002cbc53"/>
    </style:style>
    <style:style style:name="P16" style:family="paragraph" style:parent-style-name="Standard">
      <style:text-properties officeooo:rsid="0023b052" officeooo:paragraph-rsid="004840cd"/>
    </style:style>
    <style:style style:name="P17" style:family="paragraph" style:parent-style-name="Standard">
      <style:text-properties officeooo:rsid="0023b052" officeooo:paragraph-rsid="0026894c"/>
    </style:style>
    <style:style style:name="P18" style:family="paragraph" style:parent-style-name="Standard">
      <style:text-properties officeooo:rsid="004840cd" officeooo:paragraph-rsid="004840cd"/>
    </style:style>
    <style:style style:name="T1" style:family="text">
      <style:text-properties officeooo:rsid="000bb3c7"/>
    </style:style>
    <style:style style:name="T2" style:family="text">
      <style:text-properties officeooo:rsid="000d41e2"/>
    </style:style>
    <style:style style:name="T3" style:family="text">
      <style:text-properties officeooo:rsid="000d7b5a"/>
    </style:style>
    <style:style style:name="T4" style:family="text">
      <style:text-properties officeooo:rsid="0010f52d"/>
    </style:style>
    <style:style style:name="T5" style:family="text">
      <style:text-properties officeooo:rsid="00133b9d"/>
    </style:style>
    <style:style style:name="T6" style:family="text">
      <style:text-properties officeooo:rsid="00163bcf"/>
    </style:style>
    <style:style style:name="T7" style:family="text">
      <style:text-properties officeooo:rsid="0019aa25"/>
    </style:style>
    <style:style style:name="T8" style:family="text">
      <style:text-properties officeooo:rsid="001b79e5"/>
    </style:style>
    <style:style style:name="T9" style:family="text">
      <style:text-properties officeooo:rsid="0020b182"/>
    </style:style>
    <style:style style:name="T10" style:family="text">
      <style:text-properties fo:font-size="14pt" officeooo:rsid="00223655"/>
    </style:style>
    <style:style style:name="T11" style:family="text">
      <style:text-properties officeooo:rsid="0024db72"/>
    </style:style>
    <style:style style:name="T12" style:family="text">
      <style:text-properties officeooo:rsid="0026894c"/>
    </style:style>
    <style:style style:name="T13" style:family="text">
      <style:text-properties officeooo:rsid="002a4ff2"/>
    </style:style>
    <style:style style:name="T14" style:family="text">
      <style:text-properties officeooo:rsid="002c2ef2"/>
    </style:style>
    <style:style style:name="T15" style:family="text">
      <style:text-properties officeooo:rsid="002cbc53"/>
    </style:style>
    <style:style style:name="T16" style:family="text">
      <style:text-properties officeooo:rsid="002e17ea"/>
    </style:style>
    <style:style style:name="T17" style:family="text">
      <style:text-properties officeooo:rsid="00305be4"/>
    </style:style>
    <style:style style:name="T18" style:family="text">
      <style:text-properties officeooo:rsid="00368ff2"/>
    </style:style>
    <style:style style:name="T19" style:family="text">
      <style:text-properties officeooo:rsid="003c1182"/>
    </style:style>
    <style:style style:name="T20" style:family="text">
      <style:text-properties officeooo:rsid="003d217e"/>
    </style:style>
    <style:style style:name="T21" style:family="text">
      <style:text-properties officeooo:rsid="0043d653"/>
    </style:style>
    <style:style style:name="T22" style:family="text">
      <style:text-properties officeooo:rsid="0045463a"/>
    </style:style>
    <style:style style:name="T23" style:family="text">
      <style:text-properties officeooo:rsid="0045caed"/>
    </style:style>
    <style:style style:name="T24" style:family="text">
      <style:text-properties officeooo:rsid="0047001c"/>
    </style:style>
    <style:style style:name="T25" style:family="text">
      <style:text-properties officeooo:rsid="004767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ção do SparSEx nos dados do DES:</text:p>
      <text:p text:style-name="P1"/>
      <text:p text:style-name="P3"><text:span text:style-name="T18">Nos últimos dois anos, t</text:span>ra<text:span text:style-name="T2">lham</text:span>os juntamente com o grupo de Milk<text:span text:style-name="T21">y</text:span> Way (MW) do Dark Energy Survey na busca de subestruturas da VL. Para essa tarefa, <text:span text:style-name="T1">utilizamos</text:span> três diferentes métodos <text:span text:style-name="T1">para</text:span> detecção <text:span text:style-name="T1">de</text:span> populações estelares. <text:span text:style-name="T18">U</text:span>m <text:span text:style-name="T4">deles</text:span> <text:span text:style-name="T1">é</text:span> o SparSEx. <text:span text:style-name="T22">P</text:span>ara detalhes dos outros métodos de det<text:span text:style-name="T3">e</text:span>cção veja: cite{2015arXiv150803622T}. <text:span text:style-name="T3">Em março desse ano publicamos a descoberta de <text:s/>8 <text:s/>novos satélites da VL \cite{2015ApJ...807...50B} e em agosto publicamos a descoberta de outros 8 satélites \cite{2015arXiv150803622T}. Mostramos na tabela \ref{tab:des} as posições equatoriais e as principais características dessas novas estruturas. \par</text:span></text:p>
      <text:p text:style-name="P4">Esses objetos foram obtidos de uma união dos candidatos indicados pelos três métodos. <text:s/>Comparamos as posições dos candidatos encontrados com listas de aglomerados e galáxias anãs conhecidas \cite{1998AJ....116.3040G,2012AJ....144....4M} e também com listas de objetos que podem produzir falsos positivos, como galáxias próximas ou aglomerados de galáxias.</text:p>
      <text:p text:style-name="P4">A caracterização dos objetos foi determinada por uma analise de verossimilhança de Markov Chain Monte Carlo (MCMC<text:span text:style-name="T5">), usando isócronas de PADOVA\cite{2012MNRAS.427..127B} </text:span>. <text:span text:style-name="T5">Os melhores valores ajustados e incertezas são determinadas pelos picos da distribuição posterior e os 90$\%$ maiores intervalos de densidade da posterior. </text:span></text:p>
      <text:p text:style-name="P5"/>
      <text:p text:style-name="P5">Caption tabela 6.0.1 {<text:span text:style-name="T6">Características dos novos satélites da Via Láctea descobertos com os dados no ano1 (Y1A1) e do ano2 (Y2Q1) do DES. Os melhores parâmetros são ajustados a partir da análise de máxima verossimilhança, assumindo os modelos de PADOVA \cite{2012MNRAS.427..127B}. As incertezas são providas pelos maiores intervalos de densidade da posterior. </text:span>}</text:p>
      <text:p text:style-name="P3"/>
      <text:p text:style-name="P7">Na figura \ref{fig:localgroup}, <text:span text:style-name="T8">mostramos a distribuição do raio a meia luz versus a magnitude absoluta para os aglomerados globulares da VL \cite{1998AJ....116.3040G} e as galáxias do Grupo Local \cite{2012AJ....144....4M}. Vemos que todos os sistemas descobertos pelo Y2Q1 e Y1A1 caem no locus esperado para galáxias próximas. Muitos dos novos candidatos possuem brilho superficial mais baixo do que qualquer outra galáxia do grupo local confirmada. Isso sugere que o aparente limiar no brilho superficial das galáxias, pode ser um efeito de seleção observacional. Aglomerados globulares geralmente tem pequena elipticidade, enquanto que galáxias anãs são normalmente mais elípticas \cite{2008MNRAS.390L..51V}. Porém ainda não temos elipticidades determinadas com boa confiabilidade para os candidatos do DES. </text:span></text:p>
      <text:p text:style-name="P8">A distribuição espacial dos satélites sugere <text:s/>uma associação com o sistema mag<text:span text:style-name="T12">alânico</text:span>, <text:s/><text:span text:style-name="T18">a G</text:span>rande e <text:span text:style-name="T23">P</text:span>equena nuvem de Magalhães, e também sugere um grupo de satélites associados na constelação de Tucana <text:span text:style-name="T7">DES J0002−6051, <text:s/>DES J2337−6316 </text:span>e <text:span text:style-name="T7">DES J2251.2−5836 (Tuc II).</text:span> </text:p>
      <text:p text:style-name="P6"/>
      <text:p text:style-name="P10">Caption Figura 6.0.1 <text:span text:style-name="T9">{Galáxias do Grupo Local e aglomerados globulares ocupam regiões distintas no plano de raio a meia luz e magnitude absoluta. A maioria dos candidatos a satélite da Galáxia (círculos e triângulos vermelhos) são mais consistentes com o locus de galáxias anãs do Grupo Local (quadrados azuis) <text:s/>do que com o locus de aglomerados globulares (cruzes pretas). Outras recentes descobertas de candidatos a galáxias anãs estão representadas pelos losangos verdes. Sistemas com identificação ambígua estão marcados pelo x \cite{2013ApJ...767..101B, 2015arXiv150802381L} </text:span><text:span text:style-name="T10">}</text:span></text:p>
      <text:p text:style-name="P9"/>
      <text:p text:style-name="P9"/>
      <text:p text:style-name="P16">Outra descoberta, liderada pelo nosso grupo d<text:span text:style-name="T12">e pesquisa,</text:span> foi a d<text:span text:style-name="T12">etecção</text:span> do objeto compacto DES 1 \cite{2015arXiv150802381L}. <text:span text:style-name="T12">Este objeto</text:span> é diretamente visto <text:span text:style-name="T24">como</text:span> sobredensidade de fontes azuis <text:span text:style-name="T19">n</text:span>as imagens coadd do DES figura \ref{fig:des1}. <text:span text:style-name="T11">Na figura \ref{fig:mapdes1}, painéis superiores, mostramos a densidade de estrelas em torno do objeto, no painel esquerdo mostramos todas as fontes classificadas como estrelas, como descrito no capítulo \ref{cha:dados}, <text:s/>no painel central mostramos somente que estão próximas da isócrona ajustada, veja figura \ref{fig:isodes1}. Uma sobredensidade clara e compacta pode ser vista em ambos os painéis. No painel superior </text:span><text:soft-page-break/><text:span text:style-name="T11">direito temos o perfil de significância de Poisson, que mostra um pico de densidade bem pronunciado para cerca de $1'.0$ do centro do objeto. O perfil de significância de Poisson é construído a partir do número de estrelas internas ao raio r e em excesso ao número de estrelas de campo (Nbgd), (Nobj), contra a flutuação esperada no campo.</text:span></text:p>
      <text:p text:style-name="P16"><text:span text:style-name="T11"><text:s/>Os painéis inferiores da figura \ref{fig:mapdes1} mostram que não há sobredensidade de galáxias na posição de DES 1. Sendo, portanto, pouco provável que galáxias classificadas erroneamente possam ter contribuído para sobredensidade de DES 1. <text:s text:c="3"/></text:span></text:p>
      <text:p text:style-name="P17"/>
      <text:p text:style-name="P11">Caption figura 6.0.2: imagem coadd do DES, cortada em torno de DES 1. Esta imagem foi obtida através do Science portal do DES. A imagem tem <text:s/>dimensões de <text:span text:style-name="T16">$</text:span>1.<text:span text:style-name="T16">'</text:span>78 × 1.<text:span text:style-name="T16">'</text:span>78 <text:s/><text:span text:style-name="T16">$</text:span> e está centrada no objeto <text:s/>DES 1. A imagem é uma combinação dos filtros g, r e i. </text:p>
      <text:p text:style-name="P11"/>
      <text:p text:style-name="P11">Caption figura 6.0.3: Painel esquerdo superior: mapa da densidade numérica de fontes estelares em torno de DES 1. Painel superior central: mapa de densidade numéria das estrelas consistentes com o ajuste de isócrona para DES 1 \ref{fig:isodes1}. Painel superior direito: Significância como função radial a partir do centro de DES 1. A linha s<text:span text:style-name="T20">ó</text:span>lida corresponde a <text:span text:style-name="T13">todas as estrelas e a tracejada às estrelas próximas da isócrona ajustada. Os painéis inferiores mostram os mesmos plots usando a distribuição de fontes classificadas como galáxias. Estes mapas foram suavizados com um kernel gaussiano de desvio padrão igual à $0.^{o}03$.</text:span></text:p>
      <text:p text:style-name="P12"/>
      <text:p text:style-name="P12"/>
      <text:p text:style-name="P13">Mostramos o CMD ajustado para DES 1 no painel esquerdo da figura \ref{fig:isodes1}. <text:span text:style-name="T25">F</text:span>oram plotadas somente estrelas dentro do raio correspondente ao pico do perfil de densidade de Poisson , \ref{fig:mapdes1}. O painel central da figura \ref{fig:isodes1} mostra o CMD para as estrelas de campo. As estrelas deste CMD foram selecionadas como pertencentes a <text:s/>um anel, <text:s/>de área igual ao C<text:span text:style-name="T17">MD de DES 1</text:span> e centrado <text:span text:style-name="T17">neste objeto</text:span>, com um raio interno 10x maior que o raio de DES1. Mostramos também na \ref{fig:isodes1} a melhor isócrona <text:span text:style-name="T17">de PADOVA </text:span>ajustada <text:span text:style-name="T17">\cite{2012MNRAS.427..127B}</text:span>, <text:span text:style-name="T14">correspondente a um índice de ferro de $[Fe/H] = −1.88 \pm 0.25$, uma idade de $Log(anos) = 10.00 \pm 0.09$ e módulo de distância de $(m-M) = 19.70 \pm 0.36$. </text:span></text:p>
      <text:p text:style-name="P6"/>
      <text:p text:style-name="P14">Caption figura 6.0.4: <text:bookmark-start text:name="__DdeLink__1118_1465760541"/><text:span text:style-name="T15">Painel esquerdo CMD das estrelas dentro de $2'.0$ do centro de DES 1. As isócronas com o melhor ajuste exponencial (linha sólida) e o melhor ajuste de perfil de King (linha tracejada) são mostradas, também mostramos linhas pontilhadas definindo os <text:s/>membros mais prováveis <text:s/>da população. Painel central: CMD das estrelas de campo, em uma área igual ao painel esquerdo. Painel direito: Diagrama de Hess para a diferença entre os CMDs dos painéis esquerdo e o central.</text:span><text:bookmark-end text:name="__DdeLink__1118_1465760541"/></text:p>
      <text:p text:style-name="P15"/>
      <text:p text:style-name="P4"><text:s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6:17:08.879611383</meta:creation-date>
    <meta:generator>LibreOffice/4.2.7.2$Linux_X86_64 LibreOffice_project/420m0$Build-2</meta:generator>
    <dc:date>2015-11-14T22:57:52.622589431</dc:date>
    <meta:editing-duration>PT10H5M33S</meta:editing-duration>
    <meta:editing-cycles>56</meta:editing-cycles>
    <meta:document-statistic meta:table-count="0" meta:image-count="0" meta:object-count="0" meta:page-count="2" meta:paragraph-count="15" meta:word-count="1004" meta:character-count="6714" meta:non-whitespace-character-count="5698"/>
  </office:meta>
</office:document-meta>
</file>